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1.55cm" fo:min-width="4.1cm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 fo:min-height="1.55cm" fo:min-width="2.7cm"/>
    </style:style>
    <style:style style:name="gr3" style:family="graphic" style:parent-style-name="standard">
      <style:graphic-properties svg:stroke-color="#000000" draw:fill-color="#eeeeee" draw:textarea-horizontal-align="justify" draw:textarea-vertical-align="middle" draw:auto-grow-height="false" fo:min-height="1.55cm" fo:min-width="3.3cm"/>
    </style:style>
    <style:style style:name="gr4" style:family="graphic" style:parent-style-name="standard">
      <style:graphic-properties draw:marker-end="Arrow" draw:textarea-vertical-align="middle"/>
    </style:style>
    <style:style style:name="gr5" style:family="graphic" style:parent-style-name="standard" style:list-style-name="L1">
      <style:graphic-properties svg:stroke-color="#000000" draw:fill-color="#eeeeee" draw:textarea-horizontal-align="justify" draw:textarea-vertical-align="middle" draw:auto-grow-height="false" fo:min-height="1.55cm" fo:min-width="4.3cm"/>
    </style:style>
    <style:style style:name="P1" style:family="paragraph">
      <style:paragraph-properties fo:text-align="center"/>
    </style:style>
    <style:style style:name="P2" style:family="paragraph">
      <loext:graphic-properties draw:fill-color="#eeeeee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4.6cm" svg:height="1.8cm" svg:x="1.3cm" svg:y="3cm">
          <text:p text:style-name="P1">Basic Init score<text:line-break/>= stance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2cm" svg:height="1.8cm" svg:x="2cm" svg:y="6.5cm">
          <text:p text:style-name="P1">Tracker = <text:line-break/>init scor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2cm" svg:height="1.8cm" svg:x="7.1cm" svg:y="12.1cm">
          <text:p text:style-name="P1">Choose an</text:p>
          <text:p text:style-name="P1">action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5" draw:id="id5" draw:layer="layout" svg:width="3.2cm" svg:height="1.8cm" svg:x="7.1cm" svg:y="18.5cm">
          <text:p text:style-name="P1">Add IC to</text:p>
          <text:p text:style-name="P1">Init scor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4" draw:id="id4" draw:layer="layout" svg:width="3.2cm" svg:height="1.8cm" svg:x="7.1cm" svg:y="15.4cm">
          <text:p text:style-name="P1">Resolve</text:p>
          <text:p text:style-name="P1">action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2" xml:id="id6" draw:id="id6" draw:layer="layout" svg:width="3.8cm" svg:height="1.8cm" svg:x="11.1cm" svg:y="14.6cm">
          <text:p text:style-name="P1">1 reaction<text:line-break/>max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" draw:text-style-name="P2" xml:id="id7" draw:id="id7" draw:layer="layout" svg:width="3.2cm" svg:height="1.8cm" svg:x="11.4cm" svg:y="11.9cm">
          <text:p text:style-name="P3">Add IC to</text:p>
          <text:p text:style-name="P1">Init score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svg:x1="3.6cm" svg:y1="4.8cm" svg:x2="3.6cm" svg:y2="6.5cm" draw:start-shape="id1" draw:start-glue-point="2" draw:end-shape="id2" svg:d="M3600 4800v1700" svg:viewBox="0 0 1 1701">
          <text:p/>
        </draw:connector>
        <draw:connector draw:style-name="gr4" draw:text-style-name="P1" draw:layer="layout" svg:x1="5.2cm" svg:y1="7.4cm" svg:x2="7.1cm" svg:y2="13cm" draw:start-shape="id2" draw:start-glue-point="1" draw:end-shape="id3" draw:end-glue-point="3" svg:d="M5200 7400h950v5600h950" svg:viewBox="0 0 1901 5601">
          <text:p/>
        </draw:connector>
        <draw:connector draw:style-name="gr4" draw:text-style-name="P1" draw:layer="layout" svg:x1="8.7cm" svg:y1="13.9cm" svg:x2="8.7cm" svg:y2="15.4cm" draw:start-shape="id3" draw:start-glue-point="2" draw:end-shape="id4" draw:end-glue-point="0" svg:d="M8700 13900v1500" svg:viewBox="0 0 1 1501">
          <text:p/>
        </draw:connector>
        <draw:connector draw:style-name="gr4" draw:text-style-name="P1" draw:layer="layout" svg:x1="8.7cm" svg:y1="17.2cm" svg:x2="8.7cm" svg:y2="18.5cm" draw:start-shape="id4" draw:start-glue-point="2" draw:end-shape="id5" draw:end-glue-point="0" svg:d="M8700 17200v1300" svg:viewBox="0 0 1 1301">
          <text:p/>
        </draw:connector>
        <draw:connector draw:style-name="gr4" draw:text-style-name="P1" draw:layer="layout" svg:x1="10.3cm" svg:y1="19.4cm" svg:x2="13cm" svg:y2="16.4cm" draw:start-shape="id5" draw:start-glue-point="1" draw:end-shape="id6" draw:end-glue-point="2" svg:d="M10300 19400h2700v-3000" svg:viewBox="0 0 2701 3001">
          <text:p/>
        </draw:connector>
        <draw:connector draw:style-name="gr4" draw:text-style-name="P1" draw:layer="layout" svg:x1="10.3cm" svg:y1="19.4cm" svg:x2="5.2cm" svg:y2="7.4cm" draw:start-shape="id5" draw:start-glue-point="1" draw:end-shape="id2" draw:end-glue-point="1" svg:d="M10300 19400h501v-12000h-5601" svg:viewBox="0 0 5602 12001">
          <text:p/>
        </draw:connector>
        <draw:connector draw:style-name="gr4" draw:text-style-name="P1" draw:layer="layout" svg:x1="13cm" svg:y1="14.6cm" svg:x2="13cm" svg:y2="13.7cm" draw:start-shape="id6" draw:start-glue-point="0" draw:end-shape="id7" draw:end-glue-point="2" svg:d="M13000 14600v-900" svg:viewBox="0 0 1 901">
          <text:p/>
        </draw:connector>
        <draw:connector draw:style-name="gr4" draw:text-style-name="P1" draw:layer="layout" svg:x1="13cm" svg:y1="11.9cm" svg:x2="5.2cm" svg:y2="7.4cm" draw:start-shape="id7" draw:start-glue-point="0" draw:end-shape="id2" draw:end-glue-point="1" svg:d="M13000 11900v-4500h-7800" svg:viewBox="0 0 7801 4501">
          <text:p/>
        </draw:connector>
        <draw:custom-shape draw:style-name="gr5" draw:text-style-name="P4" xml:id="id8" draw:id="id8" draw:layer="layout" svg:width="4.8cm" svg:height="1.8cm" svg:x="1.2cm" svg:y="12.1cm">
          <text:p text:style-name="P3">Resolve</text:p>
          <text:p text:style-name="P3">Charged action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4" draw:text-style-name="P1" draw:layer="layout" svg:x1="3.6cm" svg:y1="8.3cm" svg:x2="3.6cm" svg:y2="12.1cm" draw:start-shape="id2" draw:start-glue-point="2" draw:end-shape="id8" draw:end-glue-point="0" svg:d="M3600 8300v3800" svg:viewBox="0 0 1 3801">
          <text:p/>
        </draw:connector>
        <draw:connector draw:style-name="gr4" draw:text-style-name="P1" draw:layer="layout" svg:x1="6cm" svg:y1="13cm" svg:x2="7.1cm" svg:y2="13cm" draw:start-shape="id8" draw:start-glue-point="1" draw:end-shape="id3" draw:end-glue-point="3" svg:d="M6000 13000h1100" svg:viewBox="0 0 11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1-12T15:54:19.681000000</meta:creation-date>
    <dc:date>2022-11-12T16:03:02.065000000</dc:date>
    <meta:editing-duration>PT8M43S</meta:editing-duration>
    <meta:editing-cycles>1</meta:editing-cycles>
    <meta:document-statistic meta:object-count="18"/>
    <meta:generator>LibreOffice/6.2.6.2$Windows_X86_64 LibreOffice_project/684e730861356e74889dfe6dbddd3562aae2e6ad</meta:generator>
  </office:meta>
</office:document-meta>
</file>